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sans-serif"/>
    <style:font-face style:name="Libre Franklin" svg:font-family="'Libre Franklin', 'Helvetica Neue', helvetica, arial, sans-serif"/>
    <style:font-face style:name="Lohit Devanagari1" svg:font-family="'Lohit Devanagari'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283be" officeooo:paragraph-rsid="002283be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4" style:family="paragraph" style:parent-style-name="Standard">
      <style:paragraph-properties fo:line-height="150%"/>
      <style:text-properties fo:font-variant="normal" fo:text-transform="none" fo:color="#333333" loext:opacity="100%" style:font-name="Libre Franklin" fo:font-size="10.9499998092651pt" fo:letter-spacing="normal" fo:font-style="normal" fo:font-weight="normal" officeooo:rsid="002283be" officeooo:paragraph-rsid="00407931" style:font-size-asian="14pt" style:font-size-complex="14pt"/>
    </style:style>
    <style:style style:name="P5" style:family="paragraph" style:parent-style-name="Standard">
      <style:paragraph-properties fo:line-height="150%"/>
      <style:text-properties fo:font-variant="normal" fo:text-transform="none" fo:color="#333333" loext:opacity="100%" style:font-name="Ubuntu" fo:font-size="14pt" fo:letter-spacing="normal" fo:font-style="normal" fo:font-weight="normal" officeooo:rsid="00315efa" officeooo:paragraph-rsid="00410ee0" style:font-size-asian="14pt" style:font-size-complex="14pt"/>
    </style:style>
    <style:style style:name="P6" style:family="paragraph" style:parent-style-name="Standard">
      <style:paragraph-properties fo:line-height="150%"/>
      <style:text-properties fo:font-variant="normal" fo:text-transform="none" fo:color="#333333" loext:opacity="100%" style:font-name="Ubuntu" fo:font-size="14pt" fo:letter-spacing="normal" fo:font-style="normal" fo:font-weight="normal" officeooo:rsid="00410ee0" officeooo:paragraph-rsid="00410ee0" fo:background-color="#dddddd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283be" officeooo:paragraph-rsid="002283b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3f2df7" officeooo:paragraph-rsid="0040793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410ee0" officeooo:paragraph-rsid="00410ee0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410ee0" officeooo:paragraph-rsid="00418cff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410ee0" officeooo:paragraph-rsid="00469be6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418cff" officeooo:paragraph-rsid="00418cff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418cff" officeooo:paragraph-rsid="00429c8a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418cff" officeooo:paragraph-rsid="00469be6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462371" officeooo:paragraph-rsid="00462371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469be6" officeooo:paragraph-rsid="00469be6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paragraph-rsid="002283be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4a168c" officeooo:paragraph-rsid="004a168c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4b5714" officeooo:paragraph-rsid="004b5714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fo:font-weight="bold" officeooo:rsid="00429c8a" officeooo:paragraph-rsid="00429c8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Ubuntu" fo:font-size="14pt" fo:font-weight="bold" officeooo:rsid="004441bc" officeooo:paragraph-rsid="004441b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Ubuntu" fo:font-size="14pt" officeooo:rsid="00462371" officeooo:paragraph-rsid="00462371" fo:background-color="#dddddd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418cff" officeooo:paragraph-rsid="00469be6" fo:background-color="#dddddd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4441bc" officeooo:paragraph-rsid="00469be6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6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fo:background-color="transparent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officeooo:paragraph-rsid="002283be" fo:background-color="transparent" style:font-size-asian="14pt" style:font-style-asian="normal" style:font-size-complex="14pt" style:font-style-complex="normal"/>
    </style:style>
    <style:style style:name="P28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officeooo:rsid="002283be" officeooo:paragraph-rsid="002283be" fo:background-color="transparent" style:font-size-asian="14pt" style:font-style-asian="normal" style:font-size-complex="14pt" style:font-style-complex="normal"/>
    </style:style>
    <style:style style:name="P29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officeooo:rsid="00410ee0" officeooo:paragraph-rsid="00410ee0" fo:background-color="#dddddd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fo:background-color="#dddddd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fo:background-color="#dddddd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officeooo:paragraph-rsid="004eb34d" fo:background-color="#dddddd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officeooo:paragraph-rsid="00500bfc" fo:background-color="#dddddd" style:font-size-asian="14pt" style:font-style-asian="normal" style:font-size-complex="14pt" style:font-style-complex="normal"/>
    </style:style>
    <style:style style:name="P35" style:family="paragraph" style:parent-style-name="Standard">
      <style:paragraph-properties fo:line-height="150%"/>
      <style:text-properties fo:color="#000000" loext:opacity="100%" style:font-name="Ubuntu" fo:font-size="14pt" fo:font-style="normal" fo:background-color="transparent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line-height="150%"/>
      <style:text-properties fo:color="#000000" loext:opacity="100%" style:font-name="Ubuntu" fo:font-size="14pt" fo:font-style="normal" officeooo:rsid="002283be" officeooo:paragraph-rsid="002283be" fo:background-color="transparent" style:font-size-asian="14pt" style:font-style-asian="normal" style:font-size-complex="14pt" style:font-style-complex="normal"/>
    </style:style>
    <style:style style:name="P37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4b5714" officeooo:paragraph-rsid="004b5714" fo:background-color="transparent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4c358d" officeooo:paragraph-rsid="004c358d" fo:background-color="transparent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margin-top="0cm" fo:margin-bottom="0.499cm" style:contextual-spacing="false" fo:line-height="150%"/>
      <style:text-properties fo:color="#000000" loext:opacity="100%" style:font-name="Ubuntu" fo:font-size="14pt" fo:font-style="normal" fo:font-weight="bold" officeooo:rsid="00469be6" officeooo:paragraph-rsid="00469be6" fo:background-color="transparent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Text_20_body">
      <style:paragraph-properties fo:line-height="150%"/>
      <style:text-properties fo:font-variant="normal" fo:text-transform="none" fo:color="#333333" loext:opacity="100%" style:font-name="Libre Franklin" fo:font-size="10.9499998092651pt" fo:letter-spacing="normal" fo:font-style="normal" fo:font-weight="normal" officeooo:rsid="003ba833" officeooo:paragraph-rsid="004b5714" style:font-size-asian="14pt" style:font-size-complex="14pt"/>
    </style:style>
    <style:style style:name="P41" style:family="paragraph" style:parent-style-name="Text_20_body">
      <style:paragraph-properties fo:line-height="150%"/>
      <style:text-properties fo:font-variant="normal" fo:text-transform="none" fo:color="#333333" loext:opacity="100%" style:font-name="Libre Franklin" fo:font-size="10.9499998092651pt" fo:letter-spacing="normal" fo:font-style="normal" fo:font-weight="normal" officeooo:paragraph-rsid="004b5714" style:font-size-asian="14pt" style:font-size-complex="14pt"/>
    </style:style>
    <style:style style:name="P42" style:family="paragraph" style:parent-style-name="Text_20_body">
      <style:text-properties officeooo:paragraph-rsid="004b5714"/>
    </style:style>
    <style:style style:name="P4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Libre Franklin" fo:font-size="10.9499998092651pt" fo:letter-spacing="normal" fo:font-style="normal" fo:font-weight="normal" officeooo:paragraph-rsid="004b5714"/>
    </style:style>
    <style:style style:name="T1" style:family="text">
      <style:text-properties officeooo:rsid="003d96f7"/>
    </style:style>
    <style:style style:name="T2" style:family="text">
      <style:text-properties officeooo:rsid="00407931"/>
    </style:style>
    <style:style style:name="T3" style:family="text">
      <style:text-properties fo:color="#000000" loext:opacity="100%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officeooo:rsid="0024a584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color="#000000" loext:opacity="100%" fo:background-color="transparent" loext:char-shading-value="0" style:font-style-asian="normal" style:font-style-complex="normal"/>
    </style:style>
    <style:style style:name="T6" style:family="text">
      <style:text-properties fo:color="#000000" loext:opacity="100%" style:font-name="Ubuntu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color="#000000" loext:opacity="100%" fo:font-weight="normal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fo:font-style="normal" fo:font-weight="normal" fo:background-color="#dddddd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000000" loext:opacity="100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style:font-name="Ubuntu" fo:font-size="14pt" fo:font-style="normal" fo:background-color="transparent" loext:char-shading-value="0" style:font-size-asian="14pt" style:font-style-asian="normal" style:font-size-complex="14pt" style:font-style-complex="normal"/>
    </style:style>
    <style:style style:name="T12" style:family="text">
      <style:text-properties officeooo:rsid="00410ee0"/>
    </style:style>
    <style:style style:name="T13" style:family="text">
      <style:text-properties officeooo:rsid="00418cff"/>
    </style:style>
    <style:style style:name="T14" style:family="text">
      <style:text-properties officeooo:rsid="00429c8a"/>
    </style:style>
    <style:style style:name="T15" style:family="text">
      <style:text-properties officeooo:rsid="004441bc"/>
    </style:style>
    <style:style style:name="T16" style:family="text">
      <style:text-properties fo:background-color="#dddddd" loext:char-shading-value="0"/>
    </style:style>
    <style:style style:name="T17" style:family="text">
      <style:text-properties fo:background-color="#dddddd" loext:char-shading-value="0"/>
    </style:style>
    <style:style style:name="T18" style:family="text">
      <style:text-properties officeooo:rsid="00418cff" fo:background-color="#dddddd" loext:char-shading-value="0"/>
    </style:style>
    <style:style style:name="T19" style:family="text">
      <style:text-properties officeooo:rsid="00469be6" fo:background-color="#dddddd" loext:char-shading-value="0"/>
    </style:style>
    <style:style style:name="T20" style:family="text">
      <style:text-properties officeooo:rsid="00429c8a" fo:background-color="#dddddd" loext:char-shading-value="0"/>
    </style:style>
    <style:style style:name="T21" style:family="text">
      <style:text-properties officeooo:rsid="00469be6"/>
    </style:style>
    <style:style style:name="T22" style:family="text">
      <style:text-properties fo:font-weight="bold" officeooo:rsid="00469be6" style:font-weight-asian="bold" style:font-weight-complex="bold"/>
    </style:style>
    <style:style style:name="T23" style:family="text">
      <style:text-properties fo:font-weight="normal"/>
    </style:style>
    <style:style style:name="T24" style:family="text">
      <style:text-properties fo:font-weight="normal" fo:background-color="#dddddd" loext:char-shading-value="0"/>
    </style:style>
    <style:style style:name="T25" style:family="text">
      <style:text-properties officeooo:rsid="004c358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500b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ot<text:span text:style-name="T1">ó</text:span>ti<text:span text:style-name="T1">pos</text:span></text:h>
      <text:p text:style-name="P8">No javascript, protótipo <text:span text:style-name="T2">(prototype)</text:span> <text:span text:style-name="T2">é uma propriedade que todos os objetos possuem. Tem como função possibilitar heranças. </text:span><text:span text:style-name="T12">É basicamente um mecanismo interno que permite aos objetos herdar propriedades e métodos de outros objetos.</text:span></text:p>
      <text:p text:style-name="P4"/>
      <text:p text:style-name="P5"><text:span text:style-name="T3">Cada objeto tem um link interno para um outro objeto chamado </text:span><text:span text:style-name="Source_20_Text"><text:span text:style-name="T6">prototype</text:span></text:span><text:span text:style-name="T3">. Esse objeto </text:span><text:span text:style-name="Source_20_Text"><text:span text:style-name="T6">prototype </text:span></text:span><text:span text:style-name="T3">também tem um atributo </text:span><text:span text:style-name="Source_20_Text"><text:span text:style-name="T6">prototype</text:span></text:span><text:span text:style-name="T3">, e assim por diante até o que o valor </text:span><text:span text:style-name="Source_20_Text"><text:span text:style-name="T6">null </text:span></text:span><text:span text:style-name="T3">seja encontrado como sendo o seu </text:span><text:span text:style-name="Source_20_Text"><text:span text:style-name="T6">prototype</text:span></text:span><text:span text:style-name="T3">.</text:span><text:span text:style-name="Source_20_Text"><text:span text:style-name="T6">null </text:span></text:span><text:span text:style-name="T3">que, por definição, não tem </text:span><text:span text:style-name="Source_20_Text"><text:span text:style-name="T6">prototype</text:span></text:span><text:span text:style-name="T3">, e age como </text:span><text:span text:style-name="T4">o</text:span><text:span text:style-name="T3"> link final nesta </text:span><text:span text:style-name="Strong_20_Emphasis"><text:span text:style-name="T7">cadeia de protótipos </text:span></text:span><text:span text:style-name="T3">(prototype chain).</text:span></text:p>
      <text:p text:style-name="P5"/>
      <text:p text:style-name="P6"><text:span text:style-name="T8">Object.prototype </text:span></text:p>
      <text:p text:style-name="P16"><text:span text:style-name="T5">_____________________________________________________________________</text:span></text:p>
      <text:h text:style-name="P3" text:outline-level="2">Adicionando via Protótipo</text:h>
      <text:p text:style-name="P10">Usando protype é possível adicionar propriedades e métodos em objetos. Essas propriedades e métodos <text:span text:style-name="T13">só serão visualizados quando acessados diretamente, ou seja, caso o objeto seja acessado não será possível ve-los: </text:span></text:p>
      <text:p text:style-name="P11"><text:span text:style-name="T18">objeto.propriedade </text:span></text:p>
      <text:p text:style-name="P9"/>
      <text:p text:style-name="P14"><text:span text:style-name="T22">Objetos Literais -</text:span><text:span text:style-name="T21"> </text:span>Em objetos literais só é possível adicionar usando Object, ou seja, todos os objetos do codigo vão ganhar <text:span text:style-name="T14">uma</text:span> propriedade <text:span text:style-name="T14">ou objeto</text:span>, por isso não é uma boa pratica: <text:span text:style-name="T17">Object.prototype.prop</text:span><text:span text:style-name="T19">riedade</text:span><text:span text:style-name="T17"> </text:span><text:span text:style-name="T20">= valor </text:span></text:p>
      <text:p text:style-name="P12"/>
      <text:p text:style-name="P20">Ex:</text:p>
      <text:p text:style-name="P22">let pessoa = {nome: ‘rafael’}</text:p>
      <text:p text:style-name="P22">Object.prototype.idade = 19</text:p>
      <text:p text:style-name="P15"/>
      <text:p text:style-name="P15"><text:soft-page-break/><text:span text:style-name="T17">console.log(pessoa.idade) </text:span><text:s/>// 19</text:p>
      <text:p text:style-name="P13"/>
      <text:p text:style-name="P14"><text:span text:style-name="T22">Objetos não Literais -</text:span><text:span text:style-name="T21"> </text:span>Em objetos não literais <text:span text:style-name="T14">é possível adicionar diretamente, </text:span><text:span text:style-name="T15">essa adição não será no objeto em si mas sim na class ou função construtora: </text:span></text:p>
      <text:p text:style-name="P23"><text:span text:style-name="T15">class.prototype.prop</text:span><text:span text:style-name="T21">riedade</text:span><text:span text:style-name="T15"> = valor </text:span></text:p>
      <text:p text:style-name="P24">fncc.prototype.prop<text:span text:style-name="T21">riedade</text:span> = valor </text:p>
      <text:p text:style-name="P13"/>
      <text:p text:style-name="P21">Ex<text:span text:style-name="T21">1</text:span>:</text:p>
      <text:p text:style-name="P30">class Pessoa { </text:p>
      <text:p text:style-name="P31"><text:s text:c="5"/>nome = 'rafael' </text:p>
      <text:p text:style-name="P31">} </text:p>
      <text:p text:style-name="P31">Pessoa.prototype.idade = 19 </text:p>
      <text:p text:style-name="P31"/>
      <text:p text:style-name="P31">let pessoa = new Pessoa() </text:p>
      <text:p text:style-name="P29"/>
      <text:p text:style-name="P29"><text:span text:style-name="T16">console.log(pessoa) </text:span><text:s/>// Pessoa { nome: 'rafael' }</text:p>
      <text:p text:style-name="P29"><text:span text:style-name="T16">console.log(pessoa.idade) </text:span><text:s/>// 19</text:p>
      <text:p text:style-name="P39"/>
      <text:p text:style-name="P39">Ex2:</text:p>
      <text:p text:style-name="P31">function Gato() { </text:p>
      <text:p text:style-name="P31"><text:s text:c="5"/>this.pelo = true </text:p>
      <text:p text:style-name="P31">} </text:p>
      <text:p text:style-name="P31">Gato.prototype.patas = 4 </text:p>
      <text:p text:style-name="P31"/>
      <text:p text:style-name="P31">let gato = new Gato() </text:p>
      <text:p text:style-name="P29"/>
      <text:p text:style-name="P29"><text:span text:style-name="T16">console.log(gato) </text:span><text:s/>// Gato { pelo: true }</text:p>
      <text:p text:style-name="P25"><text:span text:style-name="T9">console.log(gato.patas) </text:span><text:span text:style-name="T10"><text:s/>// 4</text:span></text:p>
      <text:p text:style-name="P1"><text:soft-page-break/>_____________________________________________________________________</text:p>
      <text:h text:style-name="P3" text:outline-level="2">Herança Prototípica</text:h>
      <text:p text:style-name="P18">É a possibilidade de um objeto herdar métodos e propriedades de outro objeto através de protótipos. Herdando e utilizando de forma livre, como se fosse própria.Todos os objetos por padrão irão herdar métodos de Object, encontrado na raiz.</text:p>
      <text:p text:style-name="P18"/>
      <text:p text:style-name="P19">A principal caracteristica que permite a herança é a cadeia de prototipos, já que o javascript vai pulando de protótipo em protótipo do objeto até encontrar o metodo ou propriedade requerida, ou seja, na verdade os dados são herdados do prototipo do objeto e não dele sim.</text:p>
      <text:p text:style-name="P19"/>
      <text:p text:style-name="P37">Ex<text:span text:style-name="T25">1</text:span>:</text:p>
      <text:p text:style-name="P27">// Definindo um objeto "Pai"</text:p>
      <text:p text:style-name="P32">var Pai = { </text:p>
      <text:p text:style-name="P32"><text:span text:style-name="T27"><text:s text:c="5"/></text:span>nome: "John", </text:p>
      <text:p text:style-name="P33"><text:span text:style-name="T27"><text:s text:c="5"/></text:span>idade: 40, </text:p>
      <text:p text:style-name="P33"><text:span text:style-name="T27"><text:s text:c="5"/></text:span>saudacao: function() { </text:p>
      <text:p text:style-name="P33"><text:span text:style-name="T27"><text:s text:c="10"/></text:span>console.log("Olá, eu sou o " + this.nome + "!") </text:p>
      <text:p text:style-name="P33"><text:span text:style-name="T27"><text:s text:c="5"/></text:span>} </text:p>
      <text:p text:style-name="P32">} </text:p>
      <text:p text:style-name="P35"/>
      <text:p text:style-name="P26">// Criando um objeto "Filho" que herda do objeto "Pai"</text:p>
      <text:p text:style-name="P32">var Filho = Object.create(Pai) </text:p>
      <text:p text:style-name="P32">Filho.nome = "Jake" </text:p>
      <text:p text:style-name="P32">Filho.idade = 15 </text:p>
      <text:p text:style-name="P32">Filho.escola = "Escola XYZ" </text:p>
      <text:p text:style-name="P35"/>
      <text:p text:style-name="P26"/>
      <text:p text:style-name="P26"><text:soft-page-break/>// Adicionando um método exclusivo para o objeto "Filho"</text:p>
      <text:p text:style-name="P32">Filho.estudar = function() { </text:p>
      <text:p text:style-name="P34"><text:span text:style-name="T27"><text:s text:c="5"/></text:span>console.log(this.nome + " está estudando na " + this.escola + ".") </text:p>
      <text:p text:style-name="P32">} </text:p>
      <text:p text:style-name="P26"/>
      <text:p text:style-name="P26">// Utilizando os objetos</text:p>
      <text:p text:style-name="P26"><text:span text:style-name="T16">Filho.saudacao() </text:span><text:s/>// Olá, eu sou o Jake!</text:p>
      <text:p text:style-name="P26"><text:span text:style-name="T16">Filho.estudar() </text:span><text:s/>// Jake está estudando na Escola XYZ.</text:p>
      <text:p text:style-name="P27"/>
      <text:p text:style-name="P36"/>
      <text:p text:style-name="P38">Ex2:</text:p>
      <text:p text:style-name="P28">// Definindo a classe "Pai"</text:p>
      <text:p text:style-name="P32">class Pai { </text:p>
      <text:p text:style-name="P34"><text:span text:style-name="T27"><text:s text:c="5"/></text:span>constructor(nome, idade) { </text:p>
      <text:p text:style-name="P34"><text:span text:style-name="T27"><text:s text:c="10"/></text:span>this.nome = nome </text:p>
      <text:p text:style-name="P34"><text:span text:style-name="T27"><text:s text:c="10"/></text:span>this.idade = idade </text:p>
      <text:p text:style-name="P34"><text:span text:style-name="T27"><text:s text:c="5"/></text:span>} </text:p>
      <text:p text:style-name="P34"><text:span text:style-name="T27"><text:s text:c="5"/></text:span>saudacao() { </text:p>
      <text:p text:style-name="P34"><text:span text:style-name="T27"><text:s text:c="10"/></text:span>console.log(`Olá, eu sou o ${this.nome}!`) </text:p>
      <text:p text:style-name="P34"><text:span text:style-name="T27"><text:s text:c="5"/></text:span>} </text:p>
      <text:p text:style-name="P32">} </text:p>
      <text:p text:style-name="P26"/>
      <text:p text:style-name="P26">// Definindo a classe "Filho" que herda da classe "Pai"</text:p>
      <text:p text:style-name="P32">class Filho extends <text:span text:style-name="T26">Pai</text:span> { </text:p>
      <text:p text:style-name="P34"><text:span text:style-name="T27"><text:s text:c="5"/></text:span>constructor(nome, idade, escola) { </text:p>
      <text:p text:style-name="P34"><text:span text:style-name="T27"><text:s text:c="10"/></text:span>super(nome, idade) </text:p>
      <text:p text:style-name="P34"><text:span text:style-name="T27"><text:s text:c="10"/></text:span>this.escola = escola </text:p>
      <text:p text:style-name="P34"><text:span text:style-name="T27"><text:s text:c="5"/></text:span>} </text:p>
      <text:p text:style-name="P34"><text:span text:style-name="T27"><text:s text:c="5"/></text:span>estudar() {</text:p>
      <text:p text:style-name="P34"><text:span text:style-name="T27"><text:s text:c="10"/></text:span>console.log(`${this.nome} está estudando na ${this.escola}.`)</text:p>
      <text:p text:style-name="P34"><text:soft-page-break/><text:span text:style-name="T27"><text:s text:c="5"/></text:span>}</text:p>
      <text:p text:style-name="P32">}</text:p>
      <text:p text:style-name="P26"/>
      <text:p text:style-name="P26">// Utilizando os objetos</text:p>
      <text:p text:style-name="P32">const pai = new Pai("John", 40)</text:p>
      <text:p text:style-name="P26"><text:span text:style-name="T16">pai.saudacao() </text:span><text:s/>// Olá, eu sou o John!</text:p>
      <text:p text:style-name="P26"/>
      <text:p text:style-name="P32">const filho = new Filho("Jake", 15, "Escola XYZ")</text:p>
      <text:p text:style-name="P26"><text:span text:style-name="T16">filho.saudacao() </text:span><text:s/>// Olá, eu sou o Jake!</text:p>
      <text:p text:style-name="P35"><text:span text:style-name="T24">filho.estudar() </text:span><text:span text:style-name="T23"><text:s/>// Jake está estudando na Escola XYZ.</text:span></text:p>
      <text:p text:style-name="P1">_____________________________________________________________________</text:p>
      <text:h text:style-name="P3" text:outline-level="2">Cadeia de Protótipos</text:h>
      <text:p text:style-name="P1"/>
      <text:p text:style-name="P1"/>
      <text:p text:style-name="P41">Quando uma propriedade ou método é acessado em um objeto, o JavaScript primeiro verifica se essa propriedade ou método existe no próprio objeto. Se não for encontrado, o JavaScript procurará no protótipo do objeto. Esse processo continua até que a propriedade ou método seja encontrado ou até que a cadeia de protótipos termine.</text:p>
      <text:p text:style-name="P43">Essa cadeia de protótipos é a principal característica que permite a herança no JavaScript. Quando um objeto herda de outro objeto, na verdade está herdeiro do protótipo desse objeto.</text:p>
      <text:p text:style-name="P42"><text:line-break/></text:p>
      <text:p text:style-name="P40"><text:s/>Quando uma propriedade ou método é acessado em um objeto, o JavaScript primeiro verifica se essa propriedade ou método existe no próprio objeto. Se não for encontrado, o JavaScript procurará no protótipo do objeto. Esse processo continua até que a propriedade ou método seja encontrado ou até que a cadeia de protótipos termine.</text:p>
      <text:p text:style-name="P1"/>
      <text:p text:style-name="P1">_____________________________________________________________________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sans-serif"/>
    <style:font-face style:name="Libre Franklin" svg:font-family="'Libre Franklin', 'Helvetica Neue', helvetica, arial, sans-serif"/>
    <style:font-face style:name="Lohit Devanagari1" svg:font-family="'Lohit Devanagari'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02:49:38.218940928</meta:creation-date>
    <dc:date>2023-05-10T23:42:43.016440972</dc:date>
    <meta:editing-duration>PT14H15M37S</meta:editing-duration>
    <meta:editing-cycles>22</meta:editing-cycles>
    <meta:generator>LibreOffice/7.0.4.2$Linux_X86_64 LibreOffice_project/00$Build-2</meta:generator>
    <meta:document-statistic meta:table-count="0" meta:image-count="0" meta:object-count="0" meta:page-count="5" meta:paragraph-count="91" meta:word-count="684" meta:character-count="4727" meta:non-whitespace-character-count="3931"/>
  </office:meta>
</office:document-meta>
</file>